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table:style-name="ce2" office:value-type="date" office:date-value="2024-01-01" calcext:value-type="date">
            <text:p>01/01/24</text:p>
          </table:table-cell>
        </table:table-row>
        <table:table-row table:style-name="ro1">
          <table:table-cell/>
          <table:table-cell table:style-name="ce3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table:formula="of:=[.B1]*2" office:value-type="float" office:value="4.6" calcext:value-type="float">
            <text:p>4,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 calcext:value-type="string">
            <text:p>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4:19.804829076</meta:creation-date>
    <dc:date>2024-08-16T18:46:09.775573947</dc:date>
    <meta:editing-duration>PT9H31M49S</meta:editing-duration>
    <meta:editing-cycles>4</meta:editing-cycles>
    <meta:generator>LibreOffice/7.3.7.2$Linux_X86_64 LibreOffice_project/30$Build-2</meta:generator>
    <meta:document-statistic meta:table-count="2" meta:cell-count="7" meta:object-count="0"/>
  </office:meta>
</office:document-meta>
</file>